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'master' as the name for the initial branch. This default branch name</text:p>
      <text:p text:style-name="Standard">hint: is subject to change. To configure the initial branch name to use in all</text:p>
      <text:p text:style-name="Standard">hint: of your new repositories, which will suppress this warning, call:</text:p>
      <text:p text:style-name="Standard">hint: </text:p>
      <text:p text:style-name="Standard">hint: <text:tab/>git config --global init.defaultBranch &lt;name&gt;</text:p>
      <text:p text:style-name="Standard">hint: </text:p>
      <text:p text:style-name="Standard">hint: Names commonly chosen instead of 'master' are 'main', 'trunk' and</text:p>
      <text:p text:style-name="Standard">hint: 'development'. The just-created branch can be renamed via this command:</text:p>
      <text:p text:style-name="Standard">hint: </text:p>
      <text:p text:style-name="Standard">hint: <text:tab/>git branch -m &lt;name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22:55:34.917232707</meta:creation-date>
    <dc:date>2021-07-08T22:56:26.717939982</dc:date>
    <meta:editing-duration>PT53S</meta:editing-duration>
    <meta:editing-cycles>1</meta:editing-cycles>
    <meta:document-statistic meta:table-count="0" meta:image-count="0" meta:object-count="0" meta:page-count="1" meta:paragraph-count="10" meta:word-count="76" meta:character-count="469" meta:non-whitespace-character-count="399"/>
    <meta:generator>LibreOffice/6.4.7.2$Linux_X86_64 LibreOffice_project/40$Build-2</meta:generator>
  </office:meta>
</office:document-meta>
</file>